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f7f5" officeooo:paragraph-rsid="0019f7f5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<text:span text:style-name="T1">{d.firstname}</text:span> {d.lastname} 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06-06T00:18:56.089896000</meta:creation-date>
    <dc:date>2021-10-02T23:14:12.628845126</dc:date>
    <meta:editing-duration>PT1M38S</meta:editing-duration>
    <meta:editing-cycles>3</meta:editing-cycles>
    <meta:generator>LibreOffice/7.0.4.2$Linux_X86_64 LibreOffice_project/dcf040e67528d9187c66b2379df5ea4407429775</meta:generator>
    <meta:document-statistic meta:table-count="0" meta:image-count="0" meta:object-count="0" meta:page-count="1" meta:paragraph-count="1" meta:word-count="4" meta:character-count="34" meta:non-whitespace-character-count="31"/>
  </office:meta>
</office:document-meta>
</file>